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  <style:text-properties style:text-line-through-style="solid" style:text-line-through-type="single"/>
    </style:style>
    <style:style style:name="P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omething </text:span><text:span text:style-name="T2">underlined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3">And strike-th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1:38:24.820732571</meta:creation-date>
    <dc:date>2015-10-29T18:55:03.418235854</dc:date>
    <meta:editing-duration>PT5M39S</meta:editing-duration>
    <meta:editing-cycles>4</meta:editing-cycles>
    <meta:generator>LibreOfficeDev/5.1.0.0.alpha1$Linux_X86_64 LibreOffice_project/e428786dbf73d49af611762cf08d64602c3276c9</meta:generator>
    <meta:document-statistic meta:object-count="25"/>
  </office:meta>
</office:document-meta>
</file>